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2.892cm" table:align="left"/>
    </style:style>
    <style:style style:name="Table1.A" style:family="table-column">
      <style:table-column-properties style:column-width="1.782cm"/>
    </style:style>
    <style:style style:name="Table1.B" style:family="table-column">
      <style:table-column-properties style:column-width="6.188cm"/>
    </style:style>
    <style:style style:name="Table1.C" style:family="table-column">
      <style:table-column-properties style:column-width="4.92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4.425cm" table:align="left"/>
    </style:style>
    <style:style style:name="Table2.A" style:family="table-column">
      <style:table-column-properties style:column-width="2.381cm"/>
    </style:style>
    <style:style style:name="Table2.B" style:family="table-column">
      <style:table-column-properties style:column-width="4.561cm"/>
    </style:style>
    <style:style style:name="Table2.C" style:family="table-column">
      <style:table-column-properties style:column-width="2.716cm"/>
    </style:style>
    <style:style style:name="Table2.D" style:family="table-column">
      <style:table-column-properties style:column-width="3.56cm"/>
    </style:style>
    <style:style style:name="Table2.E" style:family="table-column">
      <style:table-column-properties style:column-width="1.207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able_20_Contents">
      <style:text-properties officeooo:paragraph-rsid="000a2660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3">
      <style:text-properties officeooo:paragraph-rsid="000a2660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8">
      <style:text-properties officeooo:paragraph-rsid="000a2660"/>
    </style:style>
    <style:style style:name="P14" style:family="paragraph" style:parent-style-name="Text_20_body" style:list-style-name="L8">
      <style:text-properties officeooo:rsid="000a2660" officeooo:paragraph-rsid="000a2660"/>
    </style:style>
    <style:style style:name="P15" style:family="paragraph" style:parent-style-name="Text_20_body" style:list-style-name="L14">
      <style:text-properties officeooo:rsid="000a2660" officeooo:paragraph-rsid="000a2660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text-properties officeooo:paragraph-rsid="000a2660"/>
    </style:style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Text_20_body" style:list-style-name="L15">
      <style:text-properties officeooo:paragraph-rsid="000a2660"/>
    </style:style>
    <style:style style:name="P24" style:family="paragraph" style:parent-style-name="Text_20_body" style:list-style-name="L16"/>
    <style:style style:name="P25" style:family="paragraph" style:parent-style-name="Text_20_body" style:list-style-name="L17"/>
    <style:style style:name="P26" style:family="paragraph" style:parent-style-name="Text_20_body" style:list-style-name="L18"/>
    <style:style style:name="P27" style:family="paragraph" style:parent-style-name="Text_20_body" style:list-style-name="L19"/>
    <style:style style:name="P28" style:family="paragraph" style:parent-style-name="Text_20_body" style:list-style-name="L19">
      <style:text-properties officeooo:paragraph-rsid="000a2660"/>
    </style:style>
    <style:style style:name="P29" style:family="paragraph" style:parent-style-name="Text_20_body" style:list-style-name="L20"/>
    <style:style style:name="P30" style:family="paragraph" style:parent-style-name="Text_20_body" style:list-style-name="L21"/>
    <style:style style:name="P31" style:family="paragraph" style:parent-style-name="Text_20_body" style:list-style-name="L22"/>
    <style:style style:name="P32" style:family="paragraph" style:parent-style-name="Text_20_body" style:list-style-name="L23"/>
    <style:style style:name="P33" style:family="paragraph" style:parent-style-name="Text_20_body" style:list-style-name="L23">
      <style:text-properties officeooo:paragraph-rsid="000a2660"/>
    </style:style>
    <style:style style:name="P34" style:family="paragraph" style:parent-style-name="Text_20_body" style:list-style-name="L24"/>
    <style:style style:name="P35" style:family="paragraph" style:parent-style-name="Text_20_body" style:list-style-name="L25"/>
    <style:style style:name="P36" style:family="paragraph" style:parent-style-name="Text_20_body" style:list-style-name="L26"/>
    <style:style style:name="P37" style:family="paragraph" style:parent-style-name="Text_20_body" style:list-style-name="L27"/>
    <style:style style:name="P38" style:family="paragraph" style:parent-style-name="Text_20_body" style:list-style-name="L28"/>
    <style:style style:name="P39" style:family="paragraph" style:parent-style-name="Text_20_body" style:list-style-name="L29"/>
    <style:style style:name="P40" style:family="paragraph" style:parent-style-name="Text_20_body" style:list-style-name="L30"/>
    <style:style style:name="P41" style:family="paragraph" style:parent-style-name="Text_20_body" style:list-style-name="L31"/>
    <style:style style:name="P42" style:family="paragraph" style:parent-style-name="Text_20_body" style:list-style-name="L32"/>
    <style:style style:name="P43" style:family="paragraph" style:parent-style-name="Text_20_body" style:list-style-name="L33"/>
    <style:style style:name="P44" style:family="paragraph" style:parent-style-name="Text_20_body" style:list-style-name="L34"/>
    <style:style style:name="P45" style:family="paragraph" style:parent-style-name="Text_20_body" style:list-style-name="L35"/>
    <style:style style:name="P46" style:family="paragraph" style:parent-style-name="Text_20_body" style:list-style-name="L36"/>
    <style:style style:name="P47" style:family="paragraph" style:parent-style-name="Text_20_body" style:list-style-name="L37"/>
    <style:style style:name="P48" style:family="paragraph" style:parent-style-name="Text_20_body" style:list-style-name="L38"/>
    <style:style style:name="P49" style:family="paragraph" style:parent-style-name="Text_20_body" style:list-style-name="L39"/>
    <style:style style:name="P50" style:family="paragraph" style:parent-style-name="Text_20_body" style:list-style-name="L40"/>
    <style:style style:name="P51" style:family="paragraph" style:parent-style-name="Text_20_body" style:list-style-name="L41"/>
    <style:style style:name="P52" style:family="paragraph" style:parent-style-name="Text_20_body" style:list-style-name="L42"/>
    <style:style style:name="P53" style:family="paragraph" style:parent-style-name="Text_20_body" style:list-style-name="L43"/>
    <style:style style:name="P54" style:family="paragraph" style:parent-style-name="Text_20_body" style:list-style-name="L44"/>
    <style:style style:name="P55" style:family="paragraph" style:parent-style-name="Text_20_body" style:list-style-name="L45"/>
    <style:style style:name="P56" style:family="paragraph" style:parent-style-name="Text_20_body" style:list-style-name="L46"/>
    <style:style style:name="P57" style:family="paragraph" style:parent-style-name="Text_20_body" style:list-style-name="L47"/>
    <style:style style:name="P58" style:family="paragraph" style:parent-style-name="Text_20_body" style:list-style-name="L48"/>
    <style:style style:name="P59" style:family="paragraph" style:parent-style-name="Text_20_body" style:list-style-name="L49"/>
    <style:style style:name="P60" style:family="paragraph" style:parent-style-name="Text_20_body" style:list-style-name="L50"/>
    <style:style style:name="P61" style:family="paragraph" style:parent-style-name="Text_20_body" style:list-style-name="L51"/>
    <style:style style:name="P62" style:family="paragraph" style:parent-style-name="Text_20_body" style:list-style-name="L52"/>
    <style:style style:name="P63" style:family="paragraph" style:parent-style-name="Text_20_body" style:list-style-name="L53"/>
    <style:style style:name="P64" style:family="paragraph" style:parent-style-name="Text_20_body" style:list-style-name="L54"/>
    <style:style style:name="P65" style:family="paragraph" style:parent-style-name="Text_20_body" style:list-style-name="L55"/>
    <style:style style:name="P66" style:family="paragraph" style:parent-style-name="Text_20_body" style:list-style-name="L56"/>
    <style:style style:name="P67" style:family="paragraph" style:parent-style-name="Text_20_body" style:list-style-name="L57"/>
    <style:style style:name="T1" style:family="text">
      <style:text-properties officeooo:rsid="000a266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ood.<text:line-break/>Now I will harden and refine your <text:span text:style-name="Strong_20_Emphasis">Analytics Section</text:span> into a strict, implementation-ready architecture that:</text:p>
      <text:list text:style-name="L28">
        <text:list-item>
          <text:p text:style-name="P38">Enforces % Raw Score + % Accuracy everywhere</text:p>
        </text:list-item>
        <text:list-item>
          <text:p text:style-name="P38">Maps cleanly to Session → Run → Template → Year levels</text:p>
        </text:list-item>
        <text:list-item>
          <text:p text:style-name="P38">Uses only precomputed aggregates</text:p>
        </text:list-item>
        <text:list-item>
          <text:p text:style-name="P38">Prevents heavy reads</text:p>
        </text:list-item>
        <text:list-item>
          <text:p text:style-name="P38">Keeps Governance isolated</text:p>
        </text:list-item>
        <text:list-item>
          <text:p text:style-name="P38">Supports 10-year scaling</text:p>
        </text:list-item>
      </text:list>
      <text:p text:style-name="Text_20_body">No conceptual repetition. Only structural clarity.</text:p>
      <text:p text:style-name="Horizontal_20_Line"/>
      <text:h text:style-name="Heading_20_1" text:outline-level="1">📊 ADMIN DASHBOARD — ANALYTICS SECTION</text:h>
      <text:p text:style-name="Text_20_body"><text:span text:style-name="Strong_20_Emphasis">Production UI + Data Architecture v2.0</text:span></text:p>
      <text:p text:style-name="Horizontal_20_Line"/>
      <text:h text:style-name="Heading_20_1" text:outline-level="1">0️⃣ ANALYTIC HIERARCHY (Non-Negotiable)</text:h>
      <text:p text:style-name="Text_20_body">All analytics must map to one of these layers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Level</text:p>
            </table:table-cell>
            <table:table-cell table:style-name="Table1.A1" office:value-type="string">
              <text:p text:style-name="Table_20_Heading">Source</text:p>
            </table:table-cell>
            <table:table-cell table:style-name="Table1.A1" office:value-type="string">
              <text:p text:style-name="Table_20_Heading">Scope</text:p>
            </table:table-cell>
          </table:table-row>
        </table:table-header-rows>
        <table:table-row>
          <table:table-cell table:style-name="Table1.A1" office:value-type="string">
            <text:p text:style-name="Table_20_Contents">Session</text:p>
          </table:table-cell>
          <table:table-cell table:style-name="Table1.A1" office:value-type="string">
            <text:p text:style-name="Table_20_Contents">session doc</text:p>
          </table:table-cell>
          <table:table-cell table:style-name="Table1.A1" office:value-type="string">
            <text:p text:style-name="Table_20_Contents">Single attempt</text:p>
          </table:table-cell>
        </table:table-row>
        <table:table-row>
          <table:table-cell table:style-name="Table1.A1" office:value-type="string">
            <text:p text:style-name="Table_20_Contents">Run</text:p>
          </table:table-cell>
          <table:table-cell table:style-name="Table1.A1" office:value-type="string">
            <text:p text:style-name="Table_20_Contents">runAnalytics</text:p>
          </table:table-cell>
          <table:table-cell table:style-name="Table1.A1" office:value-type="string">
            <text:p text:style-name="Table_20_Contents">Single assignment instance</text:p>
          </table:table-cell>
        </table:table-row>
        <table:table-row>
          <table:table-cell table:style-name="Table1.A1" office:value-type="string">
            <text:p text:style-name="Table_20_Contents">Template</text:p>
          </table:table-cell>
          <table:table-cell table:style-name="Table1.A1" office:value-type="string">
            <text:p text:style-name="Table_20_Contents">templateAnalytics</text:p>
          </table:table-cell>
          <table:table-cell table:style-name="Table1.A1" office:value-type="string">
            <text:p text:style-name="Table_20_Contents">Cross-run structural quality</text:p>
          </table:table-cell>
        </table:table-row>
        <table:table-row>
          <table:table-cell table:style-name="Table1.A1" office:value-type="string">
            <text:p text:style-name="Table_20_Contents">Year</text:p>
          </table:table-cell>
          <table:table-cell table:style-name="Table1.A1" office:value-type="string">
            <text:p text:style-name="Table_20_Contents">studentYearMetrics / yearSummary</text:p>
          </table:table-cell>
          <table:table-cell table:style-name="Table1.A1" office:value-type="string">
            <text:p text:style-name="Table_20_Contents">Longitudinal view</text:p>
          </table:table-cell>
        </table:table-row>
      </table:table>
      <text:p text:style-name="Text_20_body">Analytics module uses:</text:p>
      <text:list text:style-name="L29">
        <text:list-item>
          <text:p text:style-name="P39"><text:span text:style-name="Source_20_Text">runAnalytics</text:span></text:p>
        </text:list-item>
        <text:list-item>
          <text:p text:style-name="P39"><text:span text:style-name="Source_20_Text">studentYearMetrics</text:span></text:p>
        </text:list-item>
        <text:list-item>
          <text:p text:style-name="P39"><text:span text:style-name="Source_20_Text">templateAnalytics</text:span></text:p>
        </text:list-item>
        <text:list-item>
          <text:p text:style-name="P39"><text:span text:style-name="Source_20_Text">yearSummarySnapshots</text:span></text:p>
        </text:list-item>
      </text:list>
      <text:p text:style-name="Text_20_body">Never raw session scans.</text:p>
      <text:p text:style-name="Horizontal_20_Line"/>
      <text:h text:style-name="Heading_20_1" text:outline-level="1"><text:soft-page-break/>1️⃣ ANALYTICS → OVERVIEW</text:h>
      <text:h text:style-name="Heading_20_2" text:outline-level="2">Data Source</text:h>
      <text:p text:style-name="P1"><text:span text:style-name="Source_20_Text">yearSummary/{academicYear}</text:span></text:p>
      <text:p text:style-name="Text_20_body">Precomputed nightly or on run completion.</text:p>
      <text:p text:style-name="Horizontal_20_Line"/>
      <text:h text:style-name="Heading_20_2" text:outline-level="2">🟢 L0 — Operational Snapshot</text:h>
      <text:p text:style-name="Text_20_body">Cards:</text:p>
      <text:list text:style-name="L30">
        <text:list-item>
          <text:p text:style-name="P40">Total Runs (Current Year)</text:p>
        </text:list-item>
        <text:list-item>
          <text:p text:style-name="P40">Avg Raw Score %</text:p>
        </text:list-item>
        <text:list-item>
          <text:p text:style-name="P40">Avg Accuracy %</text:p>
        </text:list-item>
        <text:list-item>
          <text:p text:style-name="P40">Completion Rate %</text:p>
        </text:list-item>
        <text:list-item>
          <text:p text:style-name="P40">Active Students Count</text:p>
        </text:list-item>
      </text:list>
      <text:p text:style-name="Text_20_body">Charts:</text:p>
      <text:list text:style-name="L31">
        <text:list-item>
          <text:p text:style-name="P41">Raw Score % distribution histogram</text:p>
        </text:list-item>
        <text:list-item>
          <text:p text:style-name="P41">Accuracy % distribution histogram</text:p>
        </text:list-item>
        <text:list-item>
          <text:p text:style-name="P41">Last 5 runs summary list</text:p>
        </text:list-item>
      </text:list>
      <text:p text:style-name="Text_20_body">No behavior, no risk.</text:p>
      <text:p text:style-name="Horizontal_20_Line"/>
      <text:h text:style-name="Heading_20_2" text:outline-level="2">🟡 L1 — Diagnostic Snapshot</text:h>
      <text:p text:style-name="Text_20_body">Add:</text:p>
      <text:list text:style-name="L32">
        <text:list-item>
          <text:p text:style-name="P42">Avg Phase Adherence %</text:p>
        </text:list-item>
        <text:list-item>
          <text:p text:style-name="P42">Easy Neglect %</text:p>
        </text:list-item>
        <text:list-item>
          <text:p text:style-name="P42">Hard Bias %</text:p>
        </text:list-item>
        <text:list-item>
          <text:p text:style-name="P42">Topic Performance Heatmap</text:p>
        </text:list-item>
        <text:list-item>
          <text:p text:style-name="P42">Time Misallocation Index</text:p>
        </text:list-item>
      </text:list>
      <text:p text:style-name="Text_20_body">Behavior Summary Card:</text:p>
      <text:list text:style-name="L33">
        <text:list-item>
          <text:p text:style-name="P43">% Rushed</text:p>
        </text:list-item>
        <text:list-item>
          <text:p text:style-name="P43">% Hard Fixation</text:p>
        </text:list-item>
        <text:list-item>
          <text:p text:style-name="P43">% Topic Avoidance</text:p>
        </text:list-item>
      </text:list>
      <text:p text:style-name="Text_20_body">These are aggregates from:</text:p>
      <text:p text:style-name="P1"><text:soft-page-break/><text:span text:style-name="Source_20_Text">yearSummary.behaviorSummary</text:span></text:p>
      <text:p text:style-name="Horizontal_20_Line"/>
      <text:h text:style-name="Heading_20_2" text:outline-level="2">🔵 L2 — Execution Snapshot</text:h>
      <text:p text:style-name="Text_20_body">Add:</text:p>
      <text:list text:style-name="L34">
        <text:list-item>
          <text:p text:style-name="P44">Risk Distribution Pie</text:p>
        </text:list-item>
        <text:list-item>
          <text:p text:style-name="P44">Avg Discipline Index</text:p>
        </text:list-item>
        <text:list-item>
          <text:p text:style-name="P44">Controlled Mode Usage %</text:p>
        </text:list-item>
        <text:list-item>
          <text:p text:style-name="P44">Guess Rate Cluster %</text:p>
        </text:list-item>
        <text:list-item>
          <text:p text:style-name="P44">Execution Stability Index</text:p>
        </text:list-item>
      </text:list>
      <text:p text:style-name="Text_20_body">Execution Stability Index defined as:</text:p>
      <text:p text:style-name="P1"><text:span text:style-name="Source_20_Text">1 - variance(normalizedRiskScore across runs)</text:span></text:p>
      <text:p text:style-name="Text_20_body">Stored precomputed.</text:p>
      <text:p text:style-name="Horizontal_20_Line"/>
      <text:h text:style-name="Heading_20_2" text:outline-level="2">🟣 L3</text:h>
      <text:p text:style-name="Text_20_body">Same as L2.</text:p>
      <text:p text:style-name="Text_20_body">Governance-level cross-year comparison excluded here.</text:p>
      <text:p text:style-name="Horizontal_20_Line"/>
      <text:h text:style-name="Heading_20_1" text:outline-level="1">2️⃣ ANALYTICS → BY TEST RUN</text:h>
      <text:p text:style-name="Text_20_body">Filter by:</text:p>
      <text:list text:style-name="L35">
        <text:list-item>
          <text:p text:style-name="P45">Academic Year</text:p>
        </text:list-item>
        <text:list-item>
          <text:p text:style-name="P45">Mode</text:p>
        </text:list-item>
        <text:list-item>
          <text:p text:style-name="P45">Batch</text:p>
        </text:list-item>
        <text:list-item>
          <text:p text:style-name="P45">Date Range</text:p>
        </text:list-item>
      </text:list>
      <text:p text:style-name="Text_20_body">Loads:</text:p>
      <text:p text:style-name="P1"><text:span text:style-name="Source_20_Text">runAnalytics/{runId}</text:span></text:p>
      <text:p text:style-name="Text_20_body">Never sessions.</text:p>
      <text:p text:style-name="Horizontal_20_Line"/>
      <text:h text:style-name="Heading_20_2" text:outline-level="2">🟢 L0</text:h>
      <text:p text:style-name="Text_20_body">Metrics:</text:p>
      <text:list text:style-name="L36">
        <text:list-item>
          <text:p text:style-name="P46"><text:soft-page-break/>Avg Raw Score %</text:p>
        </text:list-item>
        <text:list-item>
          <text:p text:style-name="P46">Avg Accuracy %</text:p>
        </text:list-item>
        <text:list-item>
          <text:p text:style-name="P46">Median Raw %</text:p>
        </text:list-item>
        <text:list-item>
          <text:p text:style-name="P46">Std Deviation</text:p>
        </text:list-item>
        <text:list-item>
          <text:p text:style-name="P46">Completion %</text:p>
        </text:list-item>
      </text:list>
      <text:p text:style-name="Text_20_body">Charts:</text:p>
      <text:list text:style-name="L37">
        <text:list-item>
          <text:p text:style-name="P47">Raw % histogram</text:p>
        </text:list-item>
        <text:list-item>
          <text:p text:style-name="P47">Accuracy % histogram</text:p>
        </text:list-item>
        <text:list-item>
          <text:p text:style-name="P47">Section-wise Accuracy %</text:p>
        </text:list-item>
      </text:list>
      <text:p text:style-name="Horizontal_20_Line"/>
      <text:h text:style-name="Heading_20_2" text:outline-level="2">🟡 L1</text:h>
      <text:p text:style-name="Text_20_body">Add:</text:p>
      <text:list text:style-name="L38">
        <text:list-item>
          <text:p text:style-name="P48">Avg Phase Adherence %</text:p>
        </text:list-item>
        <text:list-item>
          <text:p text:style-name="P48">Easy Neglect %</text:p>
        </text:list-item>
        <text:list-item>
          <text:p text:style-name="P48">Hard Bias %</text:p>
        </text:list-item>
        <text:list-item>
          <text:p text:style-name="P48">Topic Heatmap</text:p>
        </text:list-item>
        <text:list-item>
          <text:p text:style-name="P48">Time Misallocation %</text:p>
        </text:list-item>
      </text:list>
      <text:p text:style-name="Text_20_body">Behavior Distribution Bar Chart:</text:p>
      <text:list text:style-name="L39">
        <text:list-item>
          <text:p text:style-name="P49">Rushed %</text:p>
        </text:list-item>
        <text:list-item>
          <text:p text:style-name="P49">Overextended %</text:p>
        </text:list-item>
        <text:list-item>
          <text:p text:style-name="P49">Drift-Prone %</text:p>
        </text:list-item>
      </text:list>
      <text:p text:style-name="Horizontal_20_Line"/>
      <text:h text:style-name="Heading_20_2" text:outline-level="2">🔵 L2</text:h>
      <text:p text:style-name="Text_20_body">Add:</text:p>
      <text:list text:style-name="L40">
        <text:list-item>
          <text:p text:style-name="P50">Risk Cluster Distribution</text:p>
        </text:list-item>
        <text:list-item>
          <text:p text:style-name="P50">Discipline Index Distribution</text:p>
        </text:list-item>
        <text:list-item>
          <text:p text:style-name="P50">MinTime Violation %</text:p>
        </text:list-item>
        <text:list-item>
          <text:p text:style-name="P50">MaxTime Violation % (Hard only)</text:p>
        </text:list-item>
        <text:list-item>
          <text:p text:style-name="P50">Guess Rate %</text:p>
        </text:list-item>
        <text:list-item>
          <text:p text:style-name="P50">Controlled Compliance %</text:p>
        </text:list-item>
      </text:list>
      <text:p text:style-name="Text_20_body">Execution Compliance Panel:</text:p>
      <text:list text:style-name="L41">
        <text:list-item>
          <text:p text:style-name="P51"><text:soft-page-break/>% followed recommended phase split</text:p>
        </text:list-item>
        <text:list-item>
          <text:p text:style-name="P51">% pacing guardrail violations</text:p>
        </text:list-item>
        <text:list-item>
          <text:p text:style-name="P51">% structural override</text:p>
        </text:list-item>
      </text:list>
      <text:p text:style-name="Text_20_body">All from:</text:p>
      <text:p text:style-name="P1"><text:span text:style-name="Source_20_Text">runAnalytics</text:span></text:p>
      <text:p text:style-name="Horizontal_20_Line"/>
      <text:h text:style-name="Heading_20_1" text:outline-level="1">3️⃣ ANALYTICS → BY STUDENT</text:h>
      <text:p text:style-name="Text_20_body">Filter:</text:p>
      <text:list text:style-name="L42">
        <text:list-item>
          <text:p text:style-name="P52">Student</text:p>
        </text:list-item>
        <text:list-item>
          <text:p text:style-name="P52">Academic Year</text:p>
        </text:list-item>
        <text:list-item>
          <text:p text:style-name="P52">Last N tests</text:p>
        </text:list-item>
      </text:list>
      <text:p text:style-name="Text_20_body">Primary data source:</text:p>
      <text:p text:style-name="P1"><text:span text:style-name="Source_20_Text">studentYearMetrics/{studentId}</text:span></text:p>
      <text:p text:style-name="Text_20_body">Per-run data loaded via:</text:p>
      <text:p text:style-name="P1"><text:span text:style-name="Source_20_Text">studentRunSummary/{studentId}/{runId}</text:span></text:p>
      <text:p text:style-name="Horizontal_20_Line"/>
      <text:h text:style-name="Heading_20_2" text:outline-level="2">🟢 L0</text:h>
      <text:p text:style-name="Text_20_body">Display:</text:p>
      <text:list text:style-name="L43">
        <text:list-item>
          <text:p text:style-name="P53">Test History Table</text:p>
        </text:list-item>
        <text:list-item>
          <text:p text:style-name="P53">Raw Score %</text:p>
        </text:list-item>
        <text:list-item>
          <text:p text:style-name="P53">Accuracy %</text:p>
        </text:list-item>
        <text:list-item>
          <text:p text:style-name="P53">Rank in Batch</text:p>
        </text:list-item>
      </text:list>
      <text:p text:style-name="Text_20_body">Trend Chart:</text:p>
      <text:list text:style-name="L44">
        <text:list-item>
          <text:p text:style-name="P54">Raw % line</text:p>
        </text:list-item>
        <text:list-item>
          <text:p text:style-name="P54">Accuracy % line</text:p>
        </text:list-item>
      </text:list>
      <text:p text:style-name="Text_20_body">No raw marks.</text:p>
      <text:p text:style-name="Horizontal_20_Line"/>
      <text:h text:style-name="Heading_20_2" text:outline-level="2">🟡 L1</text:h>
      <text:p text:style-name="Text_20_body">Add trend overlays:</text:p>
      <text:list text:style-name="L45">
        <text:list-item>
          <text:p text:style-name="P55"><text:soft-page-break/>Phase Adherence Trend</text:p>
        </text:list-item>
        <text:list-item>
          <text:p text:style-name="P55">Easy Neglect Trend</text:p>
        </text:list-item>
        <text:list-item>
          <text:p text:style-name="P55">Hard Bias Trend</text:p>
        </text:list-item>
        <text:list-item>
          <text:p text:style-name="P55">Topic Weakness Radar</text:p>
        </text:list-item>
      </text:list>
      <text:p text:style-name="Text_20_body">Insight Cards:</text:p>
      <text:list text:style-name="L46">
        <text:list-item>
          <text:p text:style-name="P56">“Rushed in 3/5 recent tests”</text:p>
        </text:list-item>
        <text:list-item>
          <text:p text:style-name="P56">“Hard Bias decreasing”</text:p>
        </text:list-item>
      </text:list>
      <text:p text:style-name="Horizontal_20_Line"/>
      <text:h text:style-name="Heading_20_2" text:outline-level="2">🔵 L2</text:h>
      <text:p text:style-name="Text_20_body">Add:</text:p>
      <text:list text:style-name="L47">
        <text:list-item>
          <text:p text:style-name="P57">Risk Timeline (per run)</text:p>
        </text:list-item>
        <text:list-item>
          <text:p text:style-name="P57">Discipline Index Trend</text:p>
        </text:list-item>
        <text:list-item>
          <text:p text:style-name="P57">Guess Rate Trend</text:p>
        </text:list-item>
        <text:list-item>
          <text:p text:style-name="P57">Overstay %</text:p>
        </text:list-item>
        <text:list-item>
          <text:p text:style-name="P57">Controlled Mode Delta</text:p>
        </text:list-item>
        <text:list-item>
          <text:p text:style-name="P57">Override Count</text:p>
        </text:list-item>
      </text:list>
      <text:p text:style-name="Text_20_body">Execution Stability Score:</text:p>
      <text:p text:style-name="P1"><text:span text:style-name="Source_20_Text">100 - stdDeviation(rawScorePercent last 5 runs)</text:span></text:p>
      <text:p text:style-name="Text_20_body">Rolling window.</text:p>
      <text:p text:style-name="Horizontal_20_Line"/>
      <text:h text:style-name="Heading_20_1" text:outline-level="1">4️⃣ ANALYTICS → BY TEMPLATE</text:h>
      <text:p text:style-name="Text_20_body">Purpose: Structural quality evaluation.</text:p>
      <text:p text:style-name="Text_20_body">Load from:</text:p>
      <text:p text:style-name="P1"><text:span text:style-name="Source_20_Text">templateAnalytics/{templateId}</text:span></text:p>
      <text:p text:style-name="Horizontal_20_Line"/>
      <text:h text:style-name="Heading_20_2" text:outline-level="2">🟡 L1</text:h>
      <text:p text:style-name="Text_20_body">Show:</text:p>
      <text:list text:style-name="L48">
        <text:list-item>
          <text:p text:style-name="P58">Number of Runs</text:p>
        </text:list-item>
        <text:list-item>
          <text:p text:style-name="P58">Avg Raw %</text:p>
        </text:list-item>
        <text:list-item>
          <text:p text:style-name="P58">Avg Accuracy %</text:p>
        </text:list-item>
        <text:list-item>
          <text:p text:style-name="P58"><text:soft-page-break/>Raw % variance</text:p>
        </text:list-item>
        <text:list-item>
          <text:p text:style-name="P58">Run comparison chart</text:p>
        </text:list-item>
      </text:list>
      <text:p text:style-name="Horizontal_20_Line"/>
      <text:h text:style-name="Heading_20_2" text:outline-level="2">🔵 L2</text:h>
      <text:p text:style-name="Text_20_body">Add:</text:p>
      <text:list text:style-name="L49">
        <text:list-item>
          <text:p text:style-name="P59">Stability Index per run</text:p>
        </text:list-item>
        <text:list-item>
          <text:p text:style-name="P59">Phase adherence variance</text:p>
        </text:list-item>
        <text:list-item>
          <text:p text:style-name="P59">Risk shift per run</text:p>
        </text:list-item>
        <text:list-item>
          <text:p text:style-name="P59">Discipline stress score</text:p>
        </text:list-item>
        <text:list-item>
          <text:p text:style-name="P59">Template Effectiveness Rating</text:p>
        </text:list-item>
      </text:list>
      <text:p text:style-name="Text_20_body">Effectiveness Rating formula:</text:p>
      <text:p text:style-name="Preformatted_20_Text"><text:span text:style-name="Source_20_Text">(Avg Raw % × 0.4) +</text:span></text:p>
      <text:p text:style-name="Preformatted_20_Text"><text:span text:style-name="Source_20_Text">(Avg Discipline Index × 0.3) +</text:span></text:p>
      <text:p text:style-name="P1"><text:span text:style-name="Source_20_Text">(1 - Risk Variance) × 0.3</text:span></text:p>
      <text:p text:style-name="Text_20_body">Precomputed.</text:p>
      <text:p text:style-name="Horizontal_20_Line"/>
      <text:h text:style-name="Heading_20_1" text:outline-level="1">5️⃣ ANALYTICS → TRENDS</text:h>
      <text:p text:style-name="Text_20_body">Time-based aggregation.</text:p>
      <text:p text:style-name="Text_20_body">Source:</text:p>
      <text:p text:style-name="P1"><text:span text:style-name="Source_20_Text">monthlySummary/{academicYear}/{month}</text:span></text:p>
      <text:p text:style-name="Horizontal_20_Line"/>
      <text:h text:style-name="Heading_20_2" text:outline-level="2">🟢 L0</text:h>
      <text:list text:style-name="L50">
        <text:list-item>
          <text:p text:style-name="P60">Monthly Avg Raw %</text:p>
        </text:list-item>
        <text:list-item>
          <text:p text:style-name="P60">Monthly Avg Accuracy %</text:p>
        </text:list-item>
        <text:list-item>
          <text:p text:style-name="P60">Participation Rate</text:p>
        </text:list-item>
      </text:list>
      <text:p text:style-name="Horizontal_20_Line"/>
      <text:h text:style-name="Heading_20_2" text:outline-level="2">🟡 L1</text:h>
      <text:list text:style-name="L51">
        <text:list-item>
          <text:p text:style-name="P61">Phase Adherence Trend</text:p>
        </text:list-item>
        <text:list-item>
          <text:p text:style-name="P61">Easy Neglect Trend</text:p>
        </text:list-item>
        <text:list-item>
          <text:p text:style-name="P61">Topic Weakness Trend</text:p>
        </text:list-item>
      </text:list>
      <text:p text:style-name="Horizontal_20_Line"><text:soft-page-break/></text:p>
      <text:h text:style-name="Heading_20_2" text:outline-level="2">🔵 L2</text:h>
      <text:list text:style-name="L52">
        <text:list-item>
          <text:p text:style-name="P62">Risk Distribution Trend</text:p>
        </text:list-item>
        <text:list-item>
          <text:p text:style-name="P62">Discipline Index Trend</text:p>
        </text:list-item>
        <text:list-item>
          <text:p text:style-name="P62">Controlled Mode Effectiveness</text:p>
        </text:list-item>
        <text:list-item>
          <text:p text:style-name="P62">Stability Trajectory</text:p>
        </text:list-item>
      </text:list>
      <text:p text:style-name="Text_20_body">All based on summary docs.</text:p>
      <text:p text:style-name="Text_20_body">No run-level recomputation.</text:p>
      <text:p text:style-name="Horizontal_20_Line"/>
      <text:h text:style-name="Heading_20_1" text:outline-level="1">6️⃣ STRICT PERFORMANCE RULES</text:h>
      <text:p text:style-name="Text_20_body">Never:</text:p>
      <text:list text:style-name="L53">
        <text:list-item>
          <text:p text:style-name="P63">Query sessions collection</text:p>
        </text:list-item>
        <text:list-item>
          <text:p text:style-name="P63">Recompute averages on dashboard load</text:p>
        </text:list-item>
        <text:list-item>
          <text:p text:style-name="P63">Load full student list without pagination</text:p>
        </text:list-item>
        <text:list-item>
          <text:p text:style-name="P63">Join large collections dynamically</text:p>
        </text:list-item>
      </text:list>
      <text:p text:style-name="Text_20_body">Always:</text:p>
      <text:list text:style-name="L54">
        <text:list-item>
          <text:p text:style-name="P64">Use summary documents</text:p>
        </text:list-item>
        <text:list-item>
          <text:p text:style-name="P64">Use atomic counters</text:p>
        </text:list-item>
        <text:list-item>
          <text:p text:style-name="P64">Scope queries by academicYear</text:p>
        </text:list-item>
        <text:list-item>
          <text:p text:style-name="P64">Use indexed fields</text:p>
        </text:list-item>
        <text:list-item>
          <text:p text:style-name="P64">Cache top-level overview doc</text:p>
        </text:list-item>
      </text:list>
      <text:p text:style-name="Horizontal_20_Line"/>
      <text:h text:style-name="Heading_20_1" text:outline-level="1">7️⃣ HOT–WARM–COLD ALIGNMENT</text:h>
      <text:h text:style-name="Heading_20_3" text:outline-level="3">HOT</text:h>
      <text:p text:style-name="Text_20_body">Current academic year:</text:p>
      <text:list text:style-name="L55">
        <text:list-item>
          <text:p text:style-name="P65">runAnalytics</text:p>
        </text:list-item>
        <text:list-item>
          <text:p text:style-name="P65">studentYearMetrics</text:p>
        </text:list-item>
        <text:list-item>
          <text:p text:style-name="P65">templateAnalytics</text:p>
        </text:list-item>
        <text:list-item>
          <text:p text:style-name="P65">monthlySummary</text:p>
        </text:list-item>
      </text:list>
      <text:h text:style-name="Heading_20_3" text:outline-level="3"><text:soft-page-break/>WARM</text:h>
      <text:p text:style-name="Text_20_body">Completed runs within year.</text:p>
      <text:h text:style-name="Heading_20_3" text:outline-level="3">COLD</text:h>
      <text:p text:style-name="Text_20_body">Past years:</text:p>
      <text:list text:style-name="L56">
        <text:list-item>
          <text:p text:style-name="P66">Sessions exported to BigQuery</text:p>
        </text:list-item>
        <text:list-item>
          <text:p text:style-name="P66">runAnalytics retained</text:p>
        </text:list-item>
        <text:list-item>
          <text:p text:style-name="P66">studentYearMetrics retained</text:p>
        </text:list-item>
        <text:list-item>
          <text:p text:style-name="P66">templateAnalytics retained</text:p>
        </text:list-item>
      </text:list>
      <text:p text:style-name="Text_20_body">Dashboard reads only summary documents.</text:p>
      <text:p text:style-name="Horizontal_20_Line"/>
      <text:h text:style-name="Heading_20_1" text:outline-level="1">8️⃣ VISIBILITY MATRIX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Section</text:p>
            </table:table-cell>
            <table:table-cell table:style-name="Table2.A1" office:value-type="string">
              <text:p text:style-name="Table_20_Heading">L0</text:p>
            </table:table-cell>
            <table:table-cell table:style-name="Table2.A1" office:value-type="string">
              <text:p text:style-name="Table_20_Heading">L1</text:p>
            </table:table-cell>
            <table:table-cell table:style-name="Table2.A1" office:value-type="string">
              <text:p text:style-name="Table_20_Heading">L2</text:p>
            </table:table-cell>
            <table:table-cell table:style-name="Table2.A1" office:value-type="string">
              <text:p text:style-name="Table_20_Heading">L3</text:p>
            </table:table-cell>
          </table:table-row>
        </table:table-header-rows>
        <table:table-row>
          <table:table-cell table:style-name="Table2.A1" office:value-type="string">
            <text:p text:style-name="Table_20_Contents">Overview</text:p>
          </table:table-cell>
          <table:table-cell table:style-name="Table2.A1" office:value-type="string">
            <text:p text:style-name="Table_20_Contents">✔ Basic</text:p>
          </table:table-cell>
          <table:table-cell table:style-name="Table2.A1" office:value-type="string">
            <text:p text:style-name="Table_20_Contents">✔ + Behavior</text:p>
          </table:table-cell>
          <table:table-cell table:style-name="Table2.A1" office:value-type="string">
            <text:p text:style-name="Table_20_Contents">✔ + Risk</text:p>
          </table:table-cell>
          <table:table-cell table:style-name="Table2.A1" office:value-type="string">
            <text:p text:style-name="Table_20_Contents">Same</text:p>
          </table:table-cell>
        </table:table-row>
        <table:table-row>
          <table:table-cell table:style-name="Table2.A1" office:value-type="string">
            <text:p text:style-name="Table_20_Contents">By Run</text:p>
          </table:table-cell>
          <table:table-cell table:style-name="Table2.A1" office:value-type="string">
            <text:p text:style-name="Table_20_Contents">✔ Raw % + Accuracy %</text:p>
          </table:table-cell>
          <table:table-cell table:style-name="Table2.A1" office:value-type="string">
            <text:p text:style-name="Table_20_Contents">✔ + Patterns</text:p>
          </table:table-cell>
          <table:table-cell table:style-name="Table2.A1" office:value-type="string">
            <text:p text:style-name="Table_20_Contents">✔ + Compliance</text:p>
          </table:table-cell>
          <table:table-cell table:style-name="Table2.A1" office:value-type="string">
            <text:p text:style-name="Table_20_Contents">Same</text:p>
          </table:table-cell>
        </table:table-row>
        <table:table-row>
          <table:table-cell table:style-name="Table2.A1" office:value-type="string">
            <text:p text:style-name="Table_20_Contents">By Student</text:p>
          </table:table-cell>
          <table:table-cell table:style-name="Table2.A1" office:value-type="string">
            <text:p text:style-name="Table_20_Contents">✔ Raw % + Accuracy %</text:p>
          </table:table-cell>
          <table:table-cell table:style-name="Table2.A1" office:value-type="string">
            <text:p text:style-name="Table_20_Contents">✔ + Trends</text:p>
          </table:table-cell>
          <table:table-cell table:style-name="Table2.A1" office:value-type="string">
            <text:p text:style-name="Table_20_Contents">✔ + Risk Timeline</text:p>
          </table:table-cell>
          <table:table-cell table:style-name="Table2.A1" office:value-type="string">
            <text:p text:style-name="Table_20_Contents">Same</text:p>
          </table:table-cell>
        </table:table-row>
        <table:table-row>
          <table:table-cell table:style-name="Table2.A1" office:value-type="string">
            <text:p text:style-name="Table_20_Contents">By Template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✔ Basic</text:p>
          </table:table-cell>
          <table:table-cell table:style-name="Table2.A1" office:value-type="string">
            <text:p text:style-name="Table_20_Contents">✔ Advanced</text:p>
          </table:table-cell>
          <table:table-cell table:style-name="Table2.A1" office:value-type="string">
            <text:p text:style-name="Table_20_Contents">Same</text:p>
          </table:table-cell>
        </table:table-row>
        <table:table-row>
          <table:table-cell table:style-name="Table2.A1" office:value-type="string">
            <text:p text:style-name="Table_20_Contents">Trends</text:p>
          </table:table-cell>
          <table:table-cell table:style-name="Table2.A1" office:value-type="string">
            <text:p text:style-name="Table_20_Contents">✔ Basic</text:p>
          </table:table-cell>
          <table:table-cell table:style-name="Table2.A1" office:value-type="string">
            <text:p text:style-name="Table_20_Contents">✔ Diagnostic</text:p>
          </table:table-cell>
          <table:table-cell table:style-name="Table2.A1" office:value-type="string">
            <text:p text:style-name="Table_20_Contents">✔ Execution</text:p>
          </table:table-cell>
          <table:table-cell table:style-name="Table2.A1" office:value-type="string">
            <text:p text:style-name="Table_20_Contents">Same</text:p>
          </table:table-cell>
        </table:table-row>
      </table:table>
      <text:p text:style-name="Text_20_body">Governance is separate module.</text:p>
      <text:p text:style-name="Horizontal_20_Line"/>
      <text:h text:style-name="Heading_20_1" text:outline-level="1">9️⃣ UX PRINCIPLE ENFORCEMENT</text:h>
      <text:p text:style-name="Text_20_body">L0 → Clean and academic<text:line-break/>L1 → Insightful but not intimidating<text:line-break/>L2 → Structured and discipline-focused<text:line-break/>L3 → Strategic and longitudinal</text:p>
      <text:p text:style-name="Text_20_body">No layer should see metrics beyond its maturity.</text:p>
      <text:p text:style-name="Horizontal_20_Line"/>
      <text:h text:style-name="Heading_20_1" text:outline-level="1">🔟 FINAL ANALYTICS ARCHITECTURE SUMMARY</text:h>
      <text:p text:style-name="Text_20_body">Analytics module now:</text:p>
      <text:p text:style-name="Text_20_body">✔ Uses only precomputed aggregates<text:line-break/>✔ Never reads raw sessions<text:line-break/>✔ Displays % Raw Score + % Accuracy everywhere<text:line-break/><text:soft-page-break/>✔ Supports session → run → template → year hierarchy<text:line-break/>✔ Supports L0–L3 progressive exposure<text:line-break/>✔ HOT–WARM–COLD aligned<text:line-break/>✔ Scales across 10+ years<text:line-break/>✔ Protects Firestore costs</text:p>
      <text:p text:style-name="Text_20_body">Analytics measures execution.<text:line-break/>Insights interpret patterns.<text:line-break/>Governance evaluates maturity.</text:p>
      <text:p text:style-name="Horizontal_20_Line"/>
      <text:p text:style-name="Text_20_body">Next module to formalize:</text:p>
      <text:list text:style-name="L57">
        <text:list-item>
          <text:p text:style-name="P67">Insights section (including AI monthly summary)</text:p>
        </text:list-item>
        <text:list-item>
          <text:p text:style-name="P67">Governance section (Director-level)</text:p>
        </text:list-item>
        <text:list-item>
          <text:p text:style-name="P67">Test Portal execution engine</text:p>
        </text:list-item>
        <text:list-item>
          <text:p text:style-name="P67">Full Firestore collection map</text:p>
        </text:list-item>
        <text:list-item>
          <text:p text:style-name="P67">API layer specification for analytics</text:p>
        </text:list-item>
      </text:list>
      <text:p text:style-name="Text_20_body">Tell me the next layer to engineer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7T13:05:56.029000000</meta:creation-date>
    <dc:date>2026-02-27T21:19:01.469393416</dc:date>
    <meta:editing-duration>PT9M55S</meta:editing-duration>
    <meta:editing-cycles>3</meta:editing-cycles>
    <meta:generator>LibreOffice/24.2.7.2$Linux_X86_64 LibreOffice_project/420$Build-2</meta:generator>
    <meta:document-statistic meta:table-count="2" meta:image-count="0" meta:object-count="0" meta:page-count="10" meta:paragraph-count="275" meta:word-count="991" meta:character-count="5709" meta:non-whitespace-character-count="5117"/>
  </office:meta>
</office:document-meta>
</file>